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Java-Generated Slides</text:p>
          </draw:text-box>
        </draw:frame>
        <draw:frame presentation:style-name="pr2" draw:layer="layout" svg:width="25.2cm" svg:height="12.179cm" svg:x="1.4cm" svg:y="5cm" presentation:class="subtitle">
          <draw:text-box>
            <text:p>Using LibreOffice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What is a Algorithm? 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n algorithm is a finite set of unambiguous instructions for solving a problem.</text:p>
                <text:list>
                  <text:list-item>
                    <text:p>An algorithm is correct if on all legitimate inputs, it outputs the right answer in a finite amount of time</text:p>
                  </text:list-item>
                </text:list>
              </text:list-item>
              <text:list-item>
                <text:p>Can be expressed as</text:p>
                <text:list>
                  <text:list-item>
                    <text:p>pseudocode</text:p>
                  </text:list-item>
                  <text:list-item>
                    <text:p>flow charts</text:p>
                  </text:list-item>
                  <text:list-item>
                    <text:p>text in a natural language (e.g. English)</text:p>
                  </text:list-item>
                  <text:list-item>
                    <text:p>computer cod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Algorithm Desig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he theoretical <text:s/>study of how to solve <text:s/>computational problems</text:p>
                <text:list>
                  <text:list-item>
                    <text:p>sorting a list of numbers</text:p>
                  </text:list-item>
                  <text:list-item>
                    <text:p>finding a shortest route on a map</text:p>
                  </text:list-item>
                  <text:list-item>
                    <text:p>scheduling when to work on homework</text:p>
                  </text:list-item>
                  <text:list-item>
                    <text:p>answering web search queries</text:p>
                  </text:list-item>
                  <text:list-item>
                    <text:p>and so on..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he Importance of Algorithm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heir impact is broad and far-reaching.</text:p>
                <text:list>
                  <text:list-item>
                    <text:p>Internet. Web search, packet routing, ...</text:p>
                  </text:list-item>
                  <text:list-item>
                    <text:p>Computers. Circuit layout, file system, compilers, ...</text:p>
                  </text:list-item>
                  <text:list-item>
                    <text:p>Computer graphics. Movies, virtual reality, ...</text:p>
                  </text:list-item>
                  <text:list-item>
                    <text:p>Security. Cell phones, e-commerce, ...</text:p>
                  </text:list-item>
                  <text:list-item>
                    <text:p>Multimedia. MP3, JPG, DivX, HDTV, ...</text:p>
                  </text:list-item>
                  <text:list-item>
                    <text:p>Social networks. <text:s/>Recommendations, news feeds, ads, ..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op Ten Algorithms of the Century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en algorithms having "the greatest influence on the development and practice of science and engineering in the 20th century".</text:p>
                <text:list>
                  <text:list-item>
                    <text:p>Dongarra and Sullivan, "Computing in Science and Engineering", January/February 2000</text:p>
                  </text:list-item>
                  <text:list-item>
                    <text:p>Barry Cipra, "The Best of the 20th Century: Editors Name Top 10 Algorithms", SIAM News, Volume 33, Number 4, May 2000</text:p>
                    <text:list>
                      <text:list-item>
                        <text:p>http://www.siam.org/pdf/news/637.pdf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3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3T16:43:59.120000000</meta:creation-date>
    <meta:editing-duration>PT2S</meta:editing-duration>
    <meta:editing-cycles>2</meta:editing-cycles>
    <meta:generator>LibreOffice/4.3.1.2$Windows_x86 LibreOffice_project/958349dc3b25111dbca392fbc281a05559ef6848</meta:generator>
    <dc:date>2015-08-13T16:44:00.602000000</dc:date>
    <meta:document-statistic meta:object-count="42"/>
    <meta:template xlink:type="simple" xlink:actuate="onRequest" xlink:title="Inspiration" xlink:href="../../../../../../Program%20Files/LibreOffice%204/share/template/common/layout/Inspiration.otp" meta:date="2015-08-13T16:43:59.930000000"/>
  </office:meta>
</office:document-meta>
</file>